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A a</text:p>
      <text:section text:style-name="Sect_letData" text:name="Sect_letData">
        <text:p text:style-name="entry_letData_dicBody"><text:span text:style-name="headword_entry_letData_dicBody">=a</text:span><text:span text:style-name="pronunciation_pronunciations_entry_letData_dicBody">a</text:span><text:span text:style-name="partofspeech_.en_grammaticalinfo_sense_senses_entry_letData_dicBody">int</text:span><text:span text:style-name="xlanguagetag_xitem_.en_definition_.en_sense_senses_entry_letData_dicBody"/><text:span text:style-name="xitem_.en_definition_.en_sense_senses_entry_letData_dicBody">question marker added to consonant final words</text:span><text:span text:style-name="xlanguagetag_xitem_.tpi_definition_.en_sense_senses_entry_letData_dicBody"/><text:span text:style-name="xitem_.tpi_definition_.en_sense_senses_entry_letData_dicBody">dispela i makim askim</text:span><text:span text:style-name="xlanguagetag_example_xitem_examples_sense_senses_entry_letData_dicBody"/><text:span text:style-name="example_xitem_examples_sense_senses_entry_letData_dicBody">Ġëyam-a?</text:span><text:span text:style-name="xlanguagetag_translation_.en_translations_xitem_examples_sense_senses_entry_letData_dicBody"/><text:span text:style-name="translation_.en_translations_xitem_examples_sense_senses_entry_letData_dicBody">Have you come?</text:span><text:span text:style-name="xlanguagetag_example_xitem_examples_sense_senses_entry_letData_dicBody"/><text:span text:style-name="example_xitem_examples_sense_senses_entry_letData_dicBody">Maḳ ġelë Abraham-a?</text:span><text:span text:style-name="xlanguagetag_translation_.en_translations_xitem_examples_sense_senses_entry_letData_dicBody"/><text:span text:style-name="translation_.en_translations_xitem_examples_sense_senses_entry_letData_dicBody">Did you maybe see Abraham?</text:span></text:p>
        <text:p text:style-name="entry_letData_dicBody"><text:span text:style-name="headword_entry_letData_dicBody">a-</text:span><text:span text:style-name="pronunciation_pronunciations_entry_letData_dicBody">a</text:span><text:span text:style-name="partofspeech_.en_grammaticalinfo_sense_senses_entry_letData_dicBody">V</text:span><text:span text:style-name="slotname_.en_slots_grammaticalinfo_sense_senses_entry_letData_dicBody">Person</text:span><text:span text:style-name="xlanguagetag_definition_.en_sense_senses_entry_letData_dicBody"/><text:span text:style-name="definition_.en_sense_senses_entry_letData_dicBody">First person plural marker prefixed to verbs stressed on the first syllable of the root in first person dual, trial and plural forms. It is often not marked on the plural exclusive unless something else intervenes between the pronoun he and the verb</text:span><text:span text:style-name="xlanguagetag_example_xitem_examples_sense_senses_entry_letData_dicBody"/><text:span text:style-name="example_xitem_examples_sense_senses_entry_letData_dicBody">He su ayoh vu bë adah vun in ham rë.</text:span><text:span text:style-name="xlanguagetag_translation_.en_translations_xitem_examples_sense_senses_entry_letData_dicBody"/><text:span text:style-name="translation_.en_translations_xitem_examples_sense_senses_entry_letData_dicBody">We are not able to hide it from you</text:span><text:span text:style-name="xlanguagetag_example_xitem_examples_sense_senses_entry_letData_dicBody"/><text:span text:style-name="example_xitem_examples_sense_senses_entry_letData_dicBody">Hil ana sepa ataġ vaha .</text:span><text:span text:style-name="xlanguagetag_translation_.en_translations_xitem_examples_sense_senses_entry_letData_dicBody"/><text:span text:style-name="translation_.en_translations_xitem_examples_sense_senses_entry_letData_dicBody">Let&amp;apos;s go and follow my mother&amp;apos;s tracks</text:span><text:span text:style-name="xlanguagetag_example_xitem_examples_sense_senses_entry_letData_dicBody"/><text:span text:style-name="example_xitem_examples_sense_senses_entry_letData_dicBody">Alu aluḳ dub loḳ ayed sënë</text:span><text:span text:style-name="xlanguagetag_translation_.en_translations_xitem_examples_sense_senses_entry_letData_dicBody"/><text:span text:style-name="translation_.en_translations_xitem_examples_sense_senses_entry_letData_dicBody">We two went to school in our own languag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display="none"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xlanguagetag_definition_.en_sense_senses_entry_letData_dicBody" style:family="text" style:parent-style-name="definition_.en_sense_senses_entry_letData_dicBody">
      <style:text-properties 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top="0.5pt solid #ffffff"/>
      <style:text-properties fo:font-weight="700" fo:font-size="24pt"/>
    </style:style>
    <style:style style:name="h2" style:family="paragraph" style:parent-style-name="none">
      <style:paragraph-properties fo:padding-top="8pt" fo:border-top="0.5pt solid #ffffff"/>
      <style:text-properties fo:font-weight="700" fo:font-size="18pt"/>
    </style:style>
    <style:style style:name="h3" style:family="paragraph" style:parent-style-name="none">
      <style:paragraph-properties fo:padding-top="7pt" fo:border-top="0.5pt solid #ffffff"/>
      <style:text-properties fo:font-weight="700" fo:font-size="14pt"/>
    </style:style>
    <style:style style:name="h4" style:family="paragraph" style:parent-style-name="none">
      <style:paragraph-properties fo:padding-top="6pt" fo:border-top="0.5pt solid #ffffff"/>
      <style:text-properties fo:font-weight="700" fo:font-size="12pt"/>
    </style:style>
    <style:style style:name="h5" style:family="paragraph" style:parent-style-name="none">
      <style:paragraph-properties fo:padding-top="5.5pt" fo:border-top="0.5pt solid #ffffff"/>
      <style:text-properties fo:font-weight="700" fo:font-size="10pt"/>
    </style:style>
    <style:style style:name="h6" style:family="paragraph" style:parent-style-name="none">
      <style:paragraph-properties fo:padding-top="5.5pt" fo:border-top="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distance-before-sep="0.0398in" style:distance-after-sep="0.0398in" style:color="#000000" style:adjustment="centre" style:rel-width="100%"/>
      </style:page-layout-properties>
      <style:header-style/>
      <style:footer-style/>
    </style:page-layout>
    <style:page-layout style:name="pm2">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Admin</meta:initial-creator>
    <meta:creation-date>2011-02-03T19:19:54</meta:creation-date>
    <dc:creator>Admin</dc:creator>
    <dc:date>2011-02-03T19:19:54</dc:date>
    <meta:editing-cycles>1</meta:editing-cycles>
    <meta:editing-duration>PT2M27S</meta:editing-duration>
    <meta:AssemblyVersion Assembly-Version="OpenOfficeConvert 0.6.15.547"/>
    <meta:Created-By Created-By="ReSharper 5.1.1753.4"/>
    <meta:user-defined meta:name="Assembly-Version">OpenOfficeConvert 0.6.15.547</meta:user-defined>
    <meta:user-defined meta:name="Created-By">ReSharper 5.1.1753.4</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10\PartFile1"
Const IsPreview = "False"
Const RunMacroFirstTime = "True"

'Changed On Jan-07-2011 for TD-1779(no information in headers)

'Define the values to Constant Variables for First Guide word, Last Guide word ,Headword Style
Const FIRSTGUIDESTYLE = "GuideL"
Const LASTGUIDESTYLE =  "GuideR"
Const HEADWORDSTYLE = "headword"
Const HEADWORD_MINOR_STYLE = "headwordminor"
Const ENTRYPARASTYLE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If (GetStyleName(TextPortion.CharStyleName) = "reversalform" AND Len(Trim(GuideWord)) = 0) OR GetStyleName(TextPortion.CharStyleName) = HEADWORDSTYLE OR GetStyleName(TextPortion.CharStyleNam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If oPortion.ParaStyleName = ENTRYPARASTYLE AND GetStyleName(oPortion.CharStyleName) = "reversalform" OR GetStyleName(oPortion.CharStyleName) = HEADWORDSTYLE OR GetStyleName(oPortion.CharStyleNam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